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9571in"/>
    </style:style>
    <style:style style:name="co3" style:family="table-column">
      <style:table-column-properties fo:break-before="auto" style:column-width="2.7516in"/>
    </style:style>
    <style:style style:name="co4" style:family="table-column">
      <style:table-column-properties fo:break-before="auto" style:column-width="2.5283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9984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3.1291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3409in"/>
    </style:style>
    <style:style style:name="co12" style:family="table-column">
      <style:table-column-properties fo:break-before="auto" style:column-width="2.0543in"/>
    </style:style>
    <style:style style:name="co13" style:family="table-column">
      <style:table-column-properties fo:break-before="auto" style:column-width="1.139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929in" fo:break-before="auto" style:use-optimal-row-height="true"/>
    </style:style>
    <style:style style:name="ro3" style:family="table-row">
      <style:table-row-properties style:row-height="0.1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 style:data-style-name="N99">
      <style:text-properties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Location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>
            <text:p>location_id</text:p>
          </table:table-cell>
          <table:table-cell table:style-name="ce1" office:value-type="string">
            <text:p>location_name</text:p>
          </table:table-cell>
          <table:table-cell table:style-name="ce1" office:value-type="string">
            <text:p>address_nam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zip_code</text:p>
          </table:table-cell>
          <table:table-cell table:style-name="ce1" office:value-type="string">
            <text:p>lat</text:p>
          </table:table-cell>
          <table:table-cell table:style-name="ce1" office:value-type="string">
            <text:p>long</text:p>
          </table:table-cell>
          <table:table-cell table:style-name="ce1" office:value-type="string">
            <text:p>location_details</text:p>
          </table:table-cell>
          <table:table-cell table:style-name="ce1" office:value-type="string">
            <text:p>wheelchair_acces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aa-03-01</text:p>
          </table:table-cell>
          <table:table-cell office:value-type="string">
            <text:p>N.Y.U Bronfman Center</text:p>
          </table:table-cell>
          <table:table-cell office:value-type="string">
            <text:p>12 CONCEPTS WORKSHOP -</text:p>
          </table:table-cell>
          <table:table-cell office:value-type="string">
            <text:p>7 East 10th Street, 2<text:span text:style-name="T1">nd</text:span> Floor, 10003</text:p>
          </table:table-cell>
          <table:table-cell office:value-type="float" office:value="10003">
            <text:p>10003</text:p>
          </table:table-cell>
          <table:table-cell office:value-type="float" office:value="40.7332540959031">
            <text:p>40.7332540959</text:p>
          </table:table-cell>
          <table:table-cell office:value-type="float" office:value="-73.9948230189705">
            <text:p>-73.994823019</text:p>
          </table:table-cell>
          <table:table-cell office:value-type="string">
            <text:p>Only meets on the 1st Wednesday of the month.</text:p>
            <text:p><text:span text:style-name="T2">A.A.'s 12 Concepts Meeting.</text:span></text:p>
          </table:table-cell>
          <table:table-cell table:style-name="ce3" office:value-type="boolean" office:boolean-value="false">
            <text:p>FALSE</text:p>
          </table:table-cell>
          <table:table-cell table:number-columns-repeated="1014"/>
        </table:table-row>
        <table:table-row table:style-name="ro2">
          <table:table-cell office:value-type="string">
            <text:p>aa-03-02</text:p>
          </table:table-cell>
          <table:table-cell office:value-type="string">
            <text:p>Gustavus Adolphus Church</text:p>
          </table:table-cell>
          <table:table-cell office:value-type="string">
            <text:p>22 BELOW - Twenty-Two Below</text:p>
          </table:table-cell>
          <table:table-cell office:value-type="string">
            <text:p>155 East 22nd Street, Basement,</text:p>
            <text:p>(Betw Lexington &amp; 3rd Avenues) NY 10010</text:p>
          </table:table-cell>
          <table:table-cell office:value-type="float" office:value="10010">
            <text:p>10010</text:p>
          </table:table-cell>
          <table:table-cell office:value-type="float" office:value="40.7385487033475">
            <text:p>40.7385487033</text:p>
          </table:table-cell>
          <table:table-cell office:value-type="float" office:value="-73.9843107652274">
            <text:p>-73.9843107652</text:p>
          </table:table-cell>
          <table:table-cell office:value-type="string">
            <text:p>Trad.1st Wed., Fri.=Topic, Sat.=Round Robin Sharing</text:p>
            <text:p>All meetings are non-smoking.</text:p>
          </table:table-cell>
          <table:table-cell table:style-name="ce3" office:value-type="boolean" office:boolean-value="false">
            <text:p>FALSE</text:p>
          </table:table-cell>
          <table:table-cell table:number-columns-repeated="1014"/>
        </table:table-row>
        <table:table-row table:style-name="ro2">
          <table:table-cell office:value-type="string">
            <text:p>aa-03-03</text:p>
          </table:table-cell>
          <table:table-cell office:value-type="string">
            <text:p>Three Jewels Community Center</text:p>
          </table:table-cell>
          <table:table-cell office:value-type="string">
            <text:p>AA AT THE THREE JEWELS - MEDITATION -</text:p>
          </table:table-cell>
          <table:table-cell office:value-type="string">
            <text:p>61 Fourth Avenue, 3rd Floor,</text:p>
            <text:p>9th &amp; 10th St 10003</text:p>
          </table:table-cell>
          <table:table-cell office:value-type="float" office:value="10003">
            <text:p>10003</text:p>
          </table:table-cell>
          <table:table-cell office:value-type="float" office:value="40.824685986939">
            <text:p>40.8246859869</text:p>
          </table:table-cell>
          <table:table-cell office:value-type="float" office:value="-73.8081095327807">
            <text:p>-73.8081095328</text:p>
          </table:table-cell>
          <table:table-cell office:value-type="string">
            <text:p>Topic meeting, focus is on meditation</text:p>
            <text:p>Thursday meeting ends at 7:10</text:p>
          </table:table-cell>
          <table:table-cell table:style-name="ce3" office:value-type="boolean" office:boolean-value="false">
            <text:p>FALSE</text:p>
          </table:table-cell>
          <table:table-cell table:number-columns-repeated="1014"/>
        </table:table-row>
        <table:table-row table:style-name="ro2" table:number-rows-repeated="104857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eetings" table:style-name="ta1" table:print="false">
        <table:table-column table:style-name="co10" table:number-columns-repeated="2" table:default-cell-style-name="ce2"/>
        <table:table-column table:style-name="co11" table:number-columns-repeated="6" table:default-cell-style-name="ce2"/>
        <table:table-column table:style-name="co12" table:default-cell-style-name="ce2"/>
        <table:table-column table:style-name="co13" table:default-cell-style-name="ce2"/>
        <table:table-column table:style-name="co10" table:number-columns-repeated="1014" table:default-cell-style-name="ce2"/>
        <table:table-row table:style-name="ro3">
          <table:table-cell table:style-name="ce1" office:value-type="string">
            <text:p>location_id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start_hour</text:p>
          </table:table-cell>
          <table:table-cell table:style-name="ce1" office:value-type="string">
            <text:p>start_minutes</text:p>
          </table:table-cell>
          <table:table-cell table:style-name="ce1" office:value-type="string">
            <text:p>start_ampm</text:p>
          </table:table-cell>
          <table:table-cell table:style-name="ce1" office:value-type="string">
            <text:p>end_hour</text:p>
          </table:table-cell>
          <table:table-cell table:style-name="ce1" office:value-type="string">
            <text:p>end_minutes</text:p>
          </table:table-cell>
          <table:table-cell table:style-name="ce1" office:value-type="string">
            <text:p>end_ampm</text:p>
          </table:table-cell>
          <table:table-cell table:style-name="ce1" office:value-type="string">
            <text:p>meeting_type</text:p>
          </table:table-cell>
          <table:table-cell table:style-name="ce1" office:value-type="string">
            <text:p>special_interest</text:p>
          </table:table-cell>
          <table:table-cell table:style-name="ce1" table:number-columns-repeated="1014"/>
        </table:table-row>
        <table:table-row table:style-name="ro3">
          <table:table-cell office:value-type="string">
            <text:p>aa-03-01</text:p>
          </table:table-cell>
          <table:table-cell office:value-type="string">
            <text:p>Wednesdays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string">
            <text:p>C = Closed Discussion meeting</text:p>
          </table:table-cell>
          <table:table-cell table:style-name="ce3" office:value-type="boolean" office:boolean-value="false">
            <text:p>FALSE</text:p>
          </table:table-cell>
          <table:table-cell table:number-columns-repeated="1014"/>
        </table:table-row>
        <table:table-row table:style-name="ro3">
          <table:table-cell office:value-type="string">
            <text:p>aa-03-02</text:p>
          </table:table-cell>
          <table:table-cell office:value-type="string">
            <text:p>Thursday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string">
            <text:p>OD = Open Discussion meeting</text:p>
          </table:table-cell>
          <table:table-cell table:style-name="ce3" office:value-type="boolean" office:boolean-value="false">
            <text:p>FALSE</text:p>
          </table:table-cell>
          <table:table-cell table:number-columns-repeated="1014"/>
        </table:table-row>
        <table:table-row table:style-name="ro3">
          <table:table-cell office:value-type="string">
            <text:p>aa-03-02</text:p>
          </table:table-cell>
          <table:table-cell office:value-type="string">
            <text:p>Friday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string">
            <text:p>C = Closed Discussion meeting</text:p>
          </table:table-cell>
          <table:table-cell table:style-name="ce3" office:value-type="boolean" office:boolean-value="false">
            <text:p>FALSE</text:p>
          </table:table-cell>
          <table:table-cell table:number-columns-repeated="1014"/>
        </table:table-row>
        <table:table-row table:style-name="ro3">
          <table:table-cell office:value-type="string">
            <text:p>aa-03-02</text:p>
          </table:table-cell>
          <table:table-cell office:value-type="string">
            <text:p>Monday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string">
            <text:p>BB = Big Book meeting</text:p>
          </table:table-cell>
          <table:table-cell table:style-name="ce3" office:value-type="boolean" office:boolean-value="false">
            <text:p>FALSE</text:p>
          </table:table-cell>
          <table:table-cell table:number-columns-repeated="1014"/>
        </table:table-row>
        <table:table-row table:style-name="ro3">
          <table:table-cell office:value-type="string">
            <text:p>aa-03-02</text:p>
          </table:table-cell>
          <table:table-cell office:value-type="string">
            <text:p>Tuesday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string">
            <text:p>B = Beginners meeting</text:p>
          </table:table-cell>
          <table:table-cell office:value-type="string">
            <text:p>Living Sober</text:p>
          </table:table-cell>
          <table:table-cell table:number-columns-repeated="1014"/>
        </table:table-row>
        <table:table-row table:style-name="ro3">
          <table:table-cell office:value-type="string">
            <text:p>aa-03-02</text:p>
          </table:table-cell>
          <table:table-cell office:value-type="string">
            <text:p>Wednesday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office:value-type="string">
            <text:p>S = Step meeting</text:p>
          </table:table-cell>
          <table:table-cell table:style-name="ce3" office:value-type="boolean" office:boolean-value="false">
            <text:p>FALSE</text:p>
          </table:table-cell>
          <table:table-cell table:number-columns-repeated="1014"/>
        </table:table-row>
        <table:table-row table:style-name="ro3">
          <table:table-cell office:value-type="string">
            <text:p>aa-03-03</text:p>
          </table:table-cell>
          <table:table-cell office:value-type="string">
            <text:p>Thursday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m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pm</text:p>
          </table:table-cell>
          <table:table-cell table:style-name="ce3" office:value-type="boolean" office:boolean-value="false">
            <text:p>FALSE</text:p>
          </table:table-cell>
          <table:table-cell office:value-type="string">
            <text:p>Meditation</text:p>
          </table:table-cell>
          <table:table-cell table:number-columns-repeated="1014"/>
        </table:table-row>
        <table:table-row table:style-name="ro3">
          <table:table-cell office:value-type="string">
            <text:p>aa-03-03</text:p>
          </table:table-cell>
          <table:table-cell office:value-type="string">
            <text:p>Sundays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m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pm</text:p>
          </table:table-cell>
          <table:table-cell table:style-name="ce3" office:value-type="boolean" office:boolean-value="false">
            <text:p>FALSE</text:p>
          </table:table-cell>
          <table:table-cell office:value-type="string">
            <text:p>Meditation</text:p>
          </table:table-cell>
          <table:table-cell table:number-columns-repeated="1014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4">09/24/2021</text:date>, <text:time>17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a Kosturska</meta:initial-creator>
    <meta:creation-date>2021-09-24T15:43:25</meta:creation-date>
    <dc:date>2021-09-24T17:18:51</dc:date>
    <dc:creator>Yoana Kosturska</dc:creator>
    <meta:editing-duration>PT1H8M21S</meta:editing-duration>
    <meta:editing-cycles>16</meta:editing-cycles>
    <meta:generator>OpenOffice/4.1.10$Unix OpenOffice.org_project/4110m2$Build-9807</meta:generator>
    <meta:document-statistic meta:table-count="2" meta:cell-count="126" meta:object-count="0"/>
    <meta:user-defined meta:name=""/>
  </office:meta>
</office:document-meta>
</file>